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fo:wrap-option="wrap"/>
      <style:text-properties style:font-name="Arial" fo:font-size="10pt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56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 office:value-type="string">
            <text:p>Social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1">
            <text:p>1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4">
            <text:p>4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initialize</text:p>
          </table:table-cell>
          <table:table-cell table:style-name="ce102" office:value-type="string">
            <text:p>an.nguyen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0"/>
          <table:table-cell table:style-name="ce4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1"/>
          <table:table-cell table:style-name="ce117" table:number-columns-repeated="2"/>
          <table:table-cell table:style-name="ce163" table:number-columns-repeated="220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1"/>
          <table:table-cell table:style-name="ce117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18];[.$K2])" office:value-type="float" office:value="0">
            <text:p>0</text:p>
          </table:table-cell>
          <table:table-cell table:style-name="ce164" table:formula="of:=COUNTIF([.M$7:.M$1018];[.$K2])" office:value-type="float" office:value="0">
            <text:p>0</text:p>
          </table:table-cell>
          <table:table-cell table:style-name="ce164" table:formula="of:=COUNTIF([.N$7:.N$1018];[.$K2])" office:value-type="float" office:value="0">
            <text:p>0</text:p>
          </table:table-cell>
          <table:table-cell table:style-name="ce164" table:formula="of:=COUNTIF([.O$7:.O$1018];[.$K2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0"/>
          <table:covered-table-cell table:style-name="ce136"/>
          <table:table-cell table:style-name="ce111"/>
          <table:table-cell table:style-name="ce141"/>
          <table:table-cell table:style-name="ce157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18];[.$K3])" office:value-type="float" office:value="0">
            <text:p>0</text:p>
          </table:table-cell>
          <table:table-cell table:style-name="ce164" table:formula="of:=COUNTIF([.M$7:.M$1018];[.$K3])" office:value-type="float" office:value="0">
            <text:p>0</text:p>
          </table:table-cell>
          <table:table-cell table:style-name="ce164" table:formula="of:=COUNTIF([.N$7:.N$1018];[.$K3])" office:value-type="float" office:value="0">
            <text:p>0</text:p>
          </table:table-cell>
          <table:table-cell table:style-name="ce164" table:formula="of:=COUNTIF([.O$7:.O$1018];[.$K3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18" office:value-type="string">
            <text:p>Total Main Cases:</text:p>
          </table:table-cell>
          <table:table-cell table:style-name="ce136" table:formula="of:=MAX([.A7:.A1004])" office:value-type="float" office:value="1" table:number-columns-spanned="3" table:number-rows-spanned="1">
            <text:p>1</text:p>
          </table:table-cell>
          <table:covered-table-cell table:style-name="ce141"/>
          <table:covered-table-cell table:style-name="ce141"/>
          <table:table-cell table:style-name="ce111"/>
          <table:table-cell table:style-name="ce141"/>
          <table:table-cell table:style-name="ce157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18];[.$K4])" office:value-type="float" office:value="0">
            <text:p>0</text:p>
          </table:table-cell>
          <table:table-cell table:style-name="ce164" table:formula="of:=COUNTIF([.M$7:.M$1018];[.$K4])" office:value-type="float" office:value="0">
            <text:p>0</text:p>
          </table:table-cell>
          <table:table-cell table:style-name="ce164" table:formula="of:=COUNTIF([.N$7:.N$1018];[.$K4])" office:value-type="float" office:value="0">
            <text:p>0</text:p>
          </table:table-cell>
          <table:table-cell table:style-name="ce164" table:formula="of:=COUNTIF([.O$7:.O$1018];[.$K4])" office:value-type="float" office:value="0">
            <text:p>0</text:p>
          </table:table-cell>
          <table:table-cell table:style-name="ce163" table:number-columns-repeated="214"/>
          <table:table-cell table:style-name="ce141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18];[.$K5])" office:value-type="float" office:value="0">
            <text:p>0</text:p>
          </table:table-cell>
          <table:table-cell table:style-name="ce164" table:formula="of:=COUNTIF([.M$7:.M$1018];[.$K5])" office:value-type="float" office:value="0">
            <text:p>0</text:p>
          </table:table-cell>
          <table:table-cell table:style-name="ce164" table:formula="of:=COUNTIF([.N$7:.N$1018];[.$K5])" office:value-type="float" office:value="0">
            <text:p>0</text:p>
          </table:table-cell>
          <table:table-cell table:style-name="ce164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5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4" table:number-columns-repeated="211"/>
          <table:table-cell table:style-name="ce141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1: Login by Root</text:p>
          </table:table-cell>
          <table:table-cell table:style-name="ce146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47" office:value-type="string">
            <text:p>Root logs in successfully</text:p>
          </table:table-cell>
          <table:table-cell table:style-name="ce147" office:value-type="string">
            <text:p>High</text:p>
          </table:table-cell>
          <table:table-cell table:style-name="ce166" table:number-columns-repeated="2"/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2: Create user by Root</text:p>
          </table:table-cell>
          <table:table-cell table:style-name="ce148" office:value-type="string">
            <text:p>- Input URL on address bar:</text:p>
            <text:p><text:a xlink:href="http://localhost:8080/socialdemo/private/classic/organization/newStaff">http://localhost:8080/socialdemo/private/classic/organization/newStaff</text:a></text:p>
            <text:p>- Enter all valid and require data</text:p>
            <text:p>- Click on Save</text:p>
            <text:p>- Move mouse on star portlet and select Sign out </text:p>
          </table:table-cell>
          <table:table-cell table:style-name="ce148" office:value-type="string">
            <text:p>- Return the New staff page</text:p>
            <text:p>- New user is added</text:p>
            <text:p>- Root signs out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8" office:value-type="string">
            <text:p>Step 3: Login with new user</text:p>
          </table:table-cell>
          <table:table-cell table:style-name="ce153" office:value-type="string">
            <text:p><text:span text:style-name="T6">- <text:s/>Click the Sign In link on the top right </text:span></text:p>
            <text:p><text:span text:style-name="T6">- <text:s/>Input valid User name &amp; Password of </text:span><text:span text:style-name="T6">new user</text:span></text:p>
            <text:p><text:span text:style-name="T6">- <text:s/>Click Sign In</text:span></text:p>
          </table:table-cell>
          <table:table-cell table:style-name="ce148" office:value-type="string">
            <text:p>- New user logs in successfully</text:p>
          </table:table-cell>
          <table:table-cell table:style-name="ce147" office:value-type="string">
            <text:p>High</text:p>
          </table:table-cell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4: Create space with new user</text:p>
          </table:table-cell>
          <table:table-cell table:style-name="ce149" office:value-type="string">
            <text:p>- Click on <text:span text:style-name="T7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56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47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7" office:value-type="string">
            <text:p>Step 5: Add friend for user</text:p>
          </table:table-cell>
          <table:table-cell table:style-name="ce146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47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6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6: Add new Status</text:p>
          </table:table-cell>
          <table:table-cell table:style-name="ce154" office:value-type="string">
            <text:p>- Move to name of user and click on Activities</text:p>
            <text:p>- Enter some text (status) on Blast <text:s/>area input</text:p>
            <text:p>- Click on Share button</text:p>
          </table:table-cell>
          <table:table-cell table:style-name="ce154" office:value-type="string">
            <text:p>- Activites page is shown</text:p>
            <text:p>- A new status is updat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7: Add experience more experience for user's profile</text:p>
          </table:table-cell>
          <table:table-cell table:style-name="ce154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56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2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50" office:value-type="string">
            <text:p>Step 8: Log out by user</text:p>
          </table:table-cell>
          <table:table-cell table:style-name="ce155" office:value-type="string">
            <text:p>- Move mouse on star portlet and select Sign out </text:p>
          </table:table-cell>
          <table:table-cell table:style-name="ce154" office:value-type="string">
            <text:p>User logs out of system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27">
          <table:table-cell table:style-name="ce114"/>
          <table:table-cell table:style-name="ce39" office:value-type="string">
            <text:p>Smoke_SOC_01</text:p>
          </table:table-cell>
          <table:table-cell table:style-name="ce137" office:value-type="float" office:value="1">
            <text:p>001</text:p>
          </table:table-cell>
          <table:table-cell table:style-name="ce84" office:value-type="string">
            <text:p>Smoke/Social</text:p>
          </table:table-cell>
          <table:table-cell table:style-name="ce43" office:value-type="string">
            <text:p>Basic functions</text:p>
          </table:table-cell>
          <table:table-cell table:style-name="ce149" office:value-type="string">
            <text:p>Step 9: Delete user by root</text:p>
          </table:table-cell>
          <table:table-cell table:style-name="ce156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8">- Move mouse on star portlet and select </text:span><text:span text:style-name="T8">Sign out </text:span></text:p>
          </table:table-cell>
          <table:table-cell table:style-name="ce158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47" office:value-type="string">
            <text:p>High</text:p>
          </table:table-cell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2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9" table:number-columns-repeated="247"/>
        </table:table-row>
        <table:table-row table:style-name="ro1" table:number-rows-repeated="2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9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3"/>
          <table:table-cell table:style-name="ce147"/>
          <table:table-cell table:style-name="ce168" table:number-columns-repeated="247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49" table:number-columns-repeated="2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34"/>
          <table:table-cell table:style-name="ce137"/>
          <table:table-cell table:style-name="ce143"/>
          <table:table-cell table:style-name="ce44"/>
          <table:table-cell table:style-name="ce147"/>
          <table:table-cell table:style-name="ce146"/>
          <table:table-cell table:style-name="ce147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40"/>
          <table:table-cell table:style-name="ce137"/>
          <table:table-cell table:style-name="ce142"/>
          <table:table-cell table:style-name="ce146"/>
          <table:table-cell table:style-name="ce151"/>
          <table:table-cell table:style-name="ce149"/>
          <table:table-cell table:style-name="ce156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2"/>
          <table:table-cell table:style-name="ce84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7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2"/>
          <table:table-cell table:style-name="ce159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84" table:number-columns-repeated="2"/>
          <table:table-cell table:style-name="ce151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48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2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51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 table:number-columns-repeated="3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/>
          <table:table-cell table:style-name="ce160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52"/>
          <table:table-cell table:style-name="ce147" table:number-columns-repeated="2"/>
          <table:table-cell table:style-name="ce148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8"/>
          <table:table-cell table:style-name="ce144" table:number-columns-repeated="2"/>
          <table:table-cell table:style-name="ce147"/>
          <table:table-cell table:style-name="ce151" table:number-columns-repeated="2"/>
          <table:table-cell table:style-name="ce148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18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2">
          <table:table-cell table:style-name="ce39" office:value-type="string">
            <text:p>Smoke_SOC_01</text:p>
          </table:table-cell>
          <table:table-cell table:style-name="ce124" office:value-type="string">
            <text:p>SOC</text:p>
          </table:table-cell>
          <table:table-cell table:style-name="ce84" office:value-type="string">
            <text:p>SOC</text:p>
          </table:table-cell>
          <table:table-cell table:style-name="ce43" office:value-type="string">
            <text:p>Basic functions on wcm</text:p>
          </table:table-cell>
          <table:table-cell table:style-name="ce128" table:formula="of:=SUMPRODUCT(([Data.B$5:Data.B$1041]=[.$A4])*([Data.A$5:Data.A$1041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 table:number-rows-repeated="3">
          <table:table-cell table:style-name="ce39"/>
          <table:table-cell table:style-name="ce124"/>
          <table:table-cell table:style-name="ce84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19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1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15T11:25:13</dc:date>
    <meta:print-date>2008-06-17T00:45:47</meta:print-date>
    <meta:editing-cycles>767</meta:editing-cycles>
    <meta:editing-duration>PT303H49M42S</meta:editing-duration>
    <dc:creator>exo </dc:creator>
    <meta:document-statistic meta:table-count="4" meta:cell-count="153" meta:object-count="1"/>
    <meta:user-defined meta:name="Info 1"/>
    <meta:user-defined meta:name="Info 2"/>
    <meta:user-defined meta:name="Info 3"/>
    <meta:user-defined meta:name="Info 4"/>
  </office:meta>
</office:document-meta>
</file>